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05pt solid #00000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ab22a"/>
    </style:style>
    <style:style style:name="P4" style:family="paragraph" style:parent-style-name="Standard">
      <style:text-properties style:font-name="Arial" officeooo:rsid="001afa74" officeooo:paragraph-rsid="0038c19c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P6" style:family="paragraph" style:parent-style-name="Standard">
      <style:text-properties style:font-name="Arial" officeooo:rsid="003e7141" officeooo:paragraph-rsid="003e7141"/>
    </style:style>
    <style:style style:name="P7" style:family="paragraph" style:parent-style-name="Standard">
      <style:text-properties style:font-name="Arial" officeooo:rsid="001afa74" officeooo:paragraph-rsid="003e7141"/>
    </style:style>
    <style:style style:name="P8" style:family="paragraph" style:parent-style-name="Standard">
      <style:text-properties style:font-name="Arial" officeooo:rsid="003e7141" officeooo:paragraph-rsid="003e7141"/>
    </style:style>
    <style:style style:name="P9" style:family="paragraph" style:parent-style-name="Standard">
      <style:text-properties style:font-name="Arial" officeooo:rsid="003e7141" officeooo:paragraph-rsid="0040374a"/>
    </style:style>
    <style:style style:name="P10" style:family="paragraph" style:parent-style-name="Standard">
      <style:text-properties style:font-name="Arial" officeooo:rsid="00168529" officeooo:paragraph-rsid="003bae3d"/>
    </style:style>
    <style:style style:name="P11" style:family="paragraph" style:parent-style-name="Standard">
      <style:text-properties style:font-name="Arial" officeooo:rsid="0040374a" officeooo:paragraph-rsid="0040374a"/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officeooo:rsid="003e7141" officeooo:paragraph-rsid="003e7141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officeooo:rsid="003e7141" officeooo:paragraph-rsid="0040374a"/>
    </style:style>
    <style:style style:name="P15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e7141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e714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3ab22a"/>
    </style:style>
    <style:style style:name="T6" style:family="text">
      <style:text-properties officeooo:rsid="003bae3d"/>
    </style:style>
    <style:style style:name="T7" style:family="text">
      <style:text-properties officeooo:rsid="003e7141"/>
    </style:style>
    <style:style style:name="T8" style:family="text">
      <style:text-properties style:font-name="Arial"/>
    </style:style>
    <style:style style:name="T9" style:family="text">
      <style:text-properties style:font-name="Arial" officeooo:rsid="002195d8"/>
    </style:style>
    <style:style style:name="T10" style:family="text">
      <style:text-properties style:font-name="Arial" officeooo:rsid="001afa74"/>
    </style:style>
    <style:style style:name="T11" style:family="text">
      <style:text-properties officeooo:rsid="0040374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2">UT<text:span text:style-name="T5">7-A9</text:span>. <text:span text:style-name="T7">Preguntas correo</text:span></text:p>
      <text:p text:style-name="P1"/>
      <text:p text:style-name="P6">Investiga y contesta a las siguientes preguntas. <text:span text:style-name="T11">En cada caso, inserta la URL de la fuente o fuentes de la que obtuviste la información.</text:span></text:p>
      <text:p text:style-name="P4"/>
      <text:p text:style-name="P7"><text:span text:style-name="T6">1. </text:span><text:span text:style-name="T9">¿Por qué si le envio un correo a mi compañero, que está en la mesa de al lado, tarda tanto en llegarle?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1"/>
      <text:p text:style-name="P11">fuente(s):</text:p>
      <text:p text:style-name="P11"/>
      <text:p text:style-name="P6">2. ¿Cómo sé con certeza que la otra persona ha recibido un correo que le he envi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6"><text:span text:style-name="T8"/></text:p>
      <text:p text:style-name="P11">fuente(s):</text:p>
      <text:p text:style-name="P11"/>
      <text:p text:style-name="P13">3. ¿Cuál es la hora real de un mensaje? Es decir: Cuando A le envia un email a B, la fecha y hora que aparece en el email en la bandeja de entrada de B, ¿es la hora en la cual A lo envió o cuando B lo recibió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4. ¿Hay alguna manera de saber si alguien más está recibiendo el mismo correo que yo en Copia Oculta (BCC)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5. ¿Cuál es el tamaño máximo de los archivos adjunto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6. ¿Qué pasa cuando envio un email a un correo no valido o inexistente? ¿A dóndeva a parar ese mensaje? ¿Queda almacenado en algun luga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><text:soft-page-break/></text:p>
      <text:p text:style-name="P13">7. ¿Qué sucede con las cuentas de Hotmail, Yahoo y Gmail de las personas que mueren? ¿Pueden sus familiares pedir algun tipo de permiso para acceder a su correo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8. Si utilizo Thunderbird para gestionar mi correo en Ubuntu. ¿Dónde se almacenan los correos electrónicos? ¿A qué carpeta del ordenador van a parar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9. ¿Se puede enviar correo certificado por e-mail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10. ¿Porqué se usa el simbolo @ para separar el usuario del dominio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11. ¿Puedo enviar una carpeta con los archivos que están dentro por correo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3">12. ¿En una dirección de email se distinguen las minúsculas de las mayúsculas?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/>
          </table:table-cell>
        </table:table-row>
      </table:table>
      <text:p text:style-name="P9"><text:span text:style-name="T8"/></text:p>
      <text:p text:style-name="P11">fuente(s):</text:p>
      <text:p text:style-name="P11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e7141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9</text:span><text:span text:style-name="MT1">. Práctica. </text:span><text:span text:style-name="MT3">Preguntas sobre</text:span><text:span text:style-name="MT2"> correo electrónico</text:span><text:span text:style-name="MT1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6-02T09:48:23.173502994</dc:date>
    <meta:editing-cycles>60</meta:editing-cycles>
    <meta:editing-duration>PT15H15M47S</meta:editing-duration>
    <meta:generator>LibreOffice/4.4.3.2$Linux_X86_64 LibreOffice_project/40m0$Build-2</meta:generator>
    <meta:document-statistic meta:table-count="12" meta:image-count="1" meta:object-count="0" meta:page-count="2" meta:paragraph-count="28" meta:word-count="292" meta:character-count="1629" meta:non-whitespace-character-count="1364"/>
    <meta:user-defined meta:name="Información 1"/>
    <meta:user-defined meta:name="Información 2"/>
    <meta:user-defined meta:name="Información 3"/>
    <meta:user-defined meta:name="Información 4"/>
  </office:meta>
</office:document-meta>
</file>